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ource-sans-pro" svg:font-family="source-sans-pr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  <style:text-properties fo:font-variant="normal" fo:text-transform="none" fo:color="#222222" style:font-name="source-sans-pro" fo:font-size="12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</style:style>
    <style:style style:name="P3" style:family="paragraph" style:parent-style-name="Text_20_body" style:list-style-name="L1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</style:style>
    <style:style style:name="T1" style:family="text">
      <style:text-properties fo:font-variant="normal" fo:text-transform="none" fo:color="#222222" style:font-name="source-sans-pro" fo:font-size="12pt" fo:letter-spacing="normal" fo:font-style="normal" fo:font-weight="bold"/>
    </style:style>
    <style:style style:name="T2" style:family="text">
      <style:text-properties fo:font-variant="normal" fo:text-transform="none" fo:color="#222222" style:font-name="source-sans-pro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source-sans-pro" fo:font-size="12pt" fo:letter-spacing="normal" fo:font-style="italic" fo:font-weight="normal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Emphasis"><text:span text:style-name="T3"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ource-sans-pro" svg:font-family="source-sans-pro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2:44:10.093150395</meta:creation-date>
    <dc:date>2018-12-17T12:55:01.452316942</dc:date>
    <meta:editing-duration>PT1M46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